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09mm" svg:height="90.04mm" svg:x="116.35mm" svg:y="1.86mm">
            <draw:object draw:notify-on-update-of-ranges="Sheet1.A2:Sheet1.A1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instructions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3138" calcext:value-type="float">
            <text:p>0.0031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8321" calcext:value-type="float">
            <text:p>0.00832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11551" calcext:value-type="float">
            <text:p>0.01155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8882" calcext:value-type="float">
            <text:p>0.01888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22035" calcext:value-type="float">
            <text:p>0.02203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2355" calcext:value-type="float">
            <text:p>0.0235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29887" calcext:value-type="float">
            <text:p>0.02988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31297" calcext:value-type="float">
            <text:p>0.03129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32451" calcext:value-type="float">
            <text:p>0.03245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2802" calcext:value-type="float">
            <text:p>0.0328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8:05:29.989908189</meta:creation-date>
    <dc:date>2019-02-17T18:11:58.418237092</dc:date>
    <meta:editing-duration>PT6M30S</meta:editing-duration>
    <meta:editing-cycles>1</meta:editing-cycles>
    <meta:document-statistic meta:table-count="1" meta:cell-count="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legend chart:legend-position="end" svg:x="13.158cm" svg:y="4.203cm" style:legend-expansion="high" chart:style-name="ch2"/>
        <chart:plot-area chart:style-name="ch3" table:cell-range-address="Sheet1.A2:Sheet1.B11" svg:x="0.32cm" svg:y="0.18cm" svg:width="12.518cm" svg:height="8.645cm">
          <chartooo:coordinate-region svg:x="1.418cm" svg:y="0.38cm" svg:width="10.95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:Sheet1.A11</svg:desc>
                </draw:g>
              </table:table-cell>
              <table:table-cell office:value-type="float" office:value="0.003138">
                <text:p>0.003138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8321">
                <text:p>0.008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0.011551">
                <text:p>0.011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018882">
                <text:p>0.018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0.022035">
                <text:p>0.022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0.029887">
                <text:p>0.029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0.031297">
                <text:p>0.031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0.032451">
                <text:p>0.032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0.032802">
                <text:p>0.032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